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5.822cm" table:align="center"/>
    </style:style>
    <style:style style:name="表格1.A" style:family="table-column">
      <style:table-column-properties style:column-width="2.037cm"/>
    </style:style>
    <style:style style:name="表格1.B" style:family="table-column">
      <style:table-column-properties style:column-width="5.371cm"/>
    </style:style>
    <style:style style:name="表格1.C" style:family="table-column">
      <style:table-column-properties style:column-width="2.725cm"/>
    </style:style>
    <style:style style:name="表格1.D" style:family="table-column">
      <style:table-column-properties style:column-width="5.689cm"/>
    </style:style>
    <style:style style:name="表格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表格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表格1.D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表格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表格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表格1.D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表格1.A5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表格1.B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1100a" officeooo:paragraph-rsid="00011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Table_20_Contents"><text:line-break/> 考试内容 </text:p>
          </table:table-cell>
          <table:table-cell table:style-name="表格1.B1" office:value-type="string">
            <text:p text:style-name="P1">数学一 </text:p>
          </table:table-cell>
          <table:table-cell table:style-name="表格1.B1" office:value-type="string">
            <text:p text:style-name="P1">数学二 </text:p>
          </table:table-cell>
          <table:table-cell table:style-name="表格1.D1" office:value-type="string">
            <text:p text:style-name="P1">数三 </text:p>
          </table:table-cell>
        </table:table-row>
        <table:table-row>
          <table:table-cell table:style-name="表格1.A2" office:value-type="string">
            <text:p text:style-name="P1">高等数学 </text:p>
          </table:table-cell>
          <table:table-cell table:style-name="表格1.B2" office:value-type="string">
            <text:p text:style-name="P1">函数、极限、连续、一元函数微积分学、向量代数与空间解析几何、多元函数的微积分学、无穷级数、常微分方程 </text:p>
          </table:table-cell>
          <table:table-cell table:style-name="表格1.B2" office:value-type="string">
            <text:p text:style-name="P1">函数、极限、连续、一元函数微积分学、常微分方程 </text:p>
          </table:table-cell>
          <table:table-cell table:style-name="表格1.D2" office:value-type="string">
            <text:p text:style-name="P1">函数、极限、连续、一元函数微积分学、多元函数微积分学、无穷级数、常微分方程与差分方程 </text:p>
          </table:table-cell>
        </table:table-row>
        <table:table-row>
          <table:table-cell table:style-name="表格1.A2" office:value-type="string">
            <text:p text:style-name="P1">线性代数 </text:p>
          </table:table-cell>
          <table:table-cell table:style-name="表格1.B2" office:value-type="string">
            <text:p text:style-name="P1">行列式、矩阵、向量、线性方程组、矩阵的特征值和特征向量、二次型 </text:p>
          </table:table-cell>
          <table:table-cell table:style-name="表格1.B2" office:value-type="string">
            <text:p text:style-name="P1">行列式、矩阵、向量、线性方程组、矩阵的特征值和特征向量 </text:p>
          </table:table-cell>
          <table:table-cell table:style-name="表格1.D2" office:value-type="string">
            <text:p text:style-name="P1">行列式、矩阵、向量、线性方程组、矩阵的特征值和特征向量、二次型 </text:p>
          </table:table-cell>
        </table:table-row>
        <table:table-row>
          <table:table-cell table:style-name="表格1.A2" office:value-type="string">
            <text:p text:style-name="P1">概率论与数理统计 </text:p>
          </table:table-cell>
          <table:table-cell table:style-name="表格1.B2" office:value-type="string">
            <text:p text:style-name="P1">随机事件和概率、随机变量及其概率分布、二维随机变量及其概率分布、随机变量的数字特征、大数定律和中心极限定理、数理统计的基本概念、参数估计、假设检验 </text:p>
          </table:table-cell>
          <table:table-cell table:style-name="表格1.B2" office:value-type="string">
            <text:p text:style-name="P1">无 </text:p>
          </table:table-cell>
          <table:table-cell table:style-name="表格1.D2" office:value-type="string">
            <text:p text:style-name="P1">随机事件和概率、随机变量及其概率分布、随机变量的联合概率分布、随机变量的数字特征、大数定律和中心极限定理、数理统计的基本概念、参数估计、假设检验 </text:p>
          </table:table-cell>
        </table:table-row>
        <table:table-row>
          <table:table-cell table:style-name="表格1.A5" office:value-type="string">
            <text:p text:style-name="P1">备注 </text:p>
          </table:table-cell>
          <table:table-cell table:style-name="表格1.B5" table:number-columns-spanned="3" office:value-type="string">
            <text:p text:style-name="P1">2015考研数学具体考试范围请参考2015考研大纲 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5T20:32:09.848670290</dc:date>
    <dc:creator>svtter </dc:creator>
    <meta:generator>LibreOffice/4.2.6.3$Linux_X86_64 LibreOffice_project/420m0$Build-3</meta:generator>
    <meta:editing-duration>P0D</meta:editing-duration>
    <meta:editing-cycles>1</meta:editing-cycles>
    <meta:document-statistic meta:table-count="1" meta:image-count="0" meta:object-count="0" meta:page-count="1" meta:paragraph-count="18" meta:word-count="399" meta:character-count="425" meta:non-whitespace-character-count="405"/>
  </office:meta>
</office:document-meta>
</file>